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Nirmala UI" svg:font-family="Nirmala UI" style:font-family-generic="swiss" style:font-pitch="variable" svg:panose-1="2 11 5 2 4 2 4 2 2 3"/>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language-complex="ar" style:country-complex="SA"/>
    </style:style>
    <style:style style:name="T3" style:parent-style-name="DefaultParagraphFont" style:family="text">
      <style:text-properties style:language-complex="ar" style:country-complex="SA"/>
    </style:style>
    <style:style style:name="T4" style:parent-style-name="DefaultParagraphFont" style:family="text">
      <style:text-properties fo:language="en" fo:country="GB" style:language-complex="ar" style:country-complex="SA"/>
    </style:style>
    <style:style style:name="T5" style:parent-style-name="DefaultParagraphFont" style:family="text">
      <style:text-properties style:language-complex="ar" style:country-complex="SA"/>
    </style:style>
    <style:style style:name="T6" style:parent-style-name="DefaultParagraphFont" style:family="text">
      <style:text-properties fo:language="en" fo:country="GB" style:language-complex="ar" style:country-complex="SA"/>
    </style:style>
    <style:style style:name="T7" style:parent-style-name="DefaultParagraphFont" style:family="text">
      <style:text-properties fo:language="en" fo:country="GB" style:language-complex="ar" style:country-complex="SA"/>
    </style:style>
    <style:style style:name="P8" style:parent-style-name="Standard" style:list-style-name="LFO1" style:family="paragraph"/>
    <style:style style:name="P9" style:parent-style-name="Standard" style:list-style-name="LFO1" style:family="paragraph"/>
    <style:style style:name="T10" style:parent-style-name="DefaultParagraphFont" style:family="text">
      <style:text-properties style:font-name="Calibri Light" style:font-name-complex="Calibri Light" fo:color="#000000" fo:font-size="13.5pt" style:font-size-asian="13.5pt" style:font-size-complex="13.5pt" fo:background-color="#FFFFFF"/>
    </style:style>
    <style:style style:name="T11" style:parent-style-name="DefaultParagraphFont" style:family="text">
      <style:text-properties style:font-name="Times New Roman" style:font-name-complex="Times New Roman" fo:color="#000000" fo:font-size="13.5pt" style:font-size-asian="13.5pt" style:font-size-complex="13.5pt" fo:background-color="#FFFFFF"/>
    </style:style>
    <style:style style:name="P12" style:parent-style-name="Standard" style:list-style-name="LFO1" style:family="paragraph">
      <style:paragraph-properties fo:border-top="none" fo:border-left="none" fo:border-bottom="0.0104in solid #000000" fo:border-right="none" fo:padding-top="0in" fo:padding-left="0in" fo:padding-bottom="0.0138in" fo:padding-right="0in" style:shadow="none"/>
    </style:style>
    <style:style style:name="T13" style:parent-style-name="DefaultParagraphFont" style:family="text">
      <style:text-properties fo:font-weight="bold" style:font-weight-asian="bold" style:font-weight-complex="bold" fo:color="#000000" fo:font-size="13.5pt" style:font-size-asian="13.5pt" style:font-size-complex="13.5pt" fo:background-color="#FFFFFF"/>
    </style:style>
    <style:style style:name="T14" style:parent-style-name="DefaultParagraphFont" style:family="text">
      <style:text-properties fo:color="#000000" fo:font-size="13.5pt" style:font-size-asian="13.5pt" style:font-size-complex="13.5pt" fo:background-color="#FFFFFF"/>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left="0.5in">
        <style:tab-stops/>
      </style:paragraph-properties>
    </style:style>
    <style:style style:name="P17" style:parent-style-name="Standard" style:family="paragraph">
      <style:paragraph-properties fo:margin-left="0.5in">
        <style:tab-stops/>
      </style:paragraph-properties>
    </style:style>
    <style:style style:name="P18" style:parent-style-name="Standard" style:family="paragraph">
      <style:paragraph-properties fo:margin-left="0.5in">
        <style:tab-stops/>
      </style:paragraph-properties>
    </style:style>
    <style:style style:name="T19" style:parent-style-name="DefaultParagraphFont" style:family="text">
      <style:text-properties fo:color="#FF0000"/>
    </style:style>
    <style:style style:name="P20" style:parent-style-name="Standard" style:family="paragraph">
      <style:paragraph-properties fo:margin-left="0.5in">
        <style:tab-stops/>
      </style:paragraph-properties>
    </style:style>
    <style:style style:name="P21" style:parent-style-name="Standard" style:family="paragraph">
      <style:paragraph-properties fo:margin-left="0.5in">
        <style:tab-stops/>
      </style:paragraph-properties>
    </style:style>
    <style:style style:name="P22" style:parent-style-name="Standard" style:family="paragraph">
      <style:text-properties style:font-name-complex="Nirmala UI" style:script-type="complex"/>
    </style:style>
    <style:style style:name="P23" style:parent-style-name="Standard" style:family="paragraph">
      <style:text-properties style:font-name-complex="Nirmala UI" style:script-type="complex"/>
    </style:style>
    <style:style style:name="T24" style:parent-style-name="DefaultParagraphFont" style:family="text">
      <style:text-properties style:language-complex="ar" style:country-complex="SA"/>
    </style:style>
    <style:style style:name="T25" style:parent-style-name="DefaultParagraphFont" style:family="text">
      <style:text-properties style:language-complex="ar" style:country-complex="SA"/>
    </style:style>
    <style:style style:name="P26" style:parent-style-name="Standard" style:family="paragraph">
      <style:text-properties style:font-name-complex="Nirmala UI" style:script-type="complex"/>
    </style:style>
    <style:style style:name="T27" style:parent-style-name="DefaultParagraphFont" style:family="text">
      <style:text-properties style:language-complex="ar" style:country-complex="SA"/>
    </style:style>
    <style:style style:name="T28" style:parent-style-name="DefaultParagraphFont" style:family="text">
      <style:text-properties style:language-complex="ar" style:country-complex="SA"/>
    </style:style>
    <style:style style:name="T29" style:parent-style-name="DefaultParagraphFont" style:family="text">
      <style:text-properties style:language-complex="ar" style:country-complex="SA"/>
    </style:style>
    <style:style style:name="T30" style:parent-style-name="DefaultParagraphFont" style:family="text">
      <style:text-properties style:language-complex="ar" style:country-complex="SA"/>
    </style:style>
    <style:style style:name="T31" style:parent-style-name="DefaultParagraphFont" style:family="text">
      <style:text-properties style:language-complex="ar" style:country-complex="SA"/>
    </style:style>
    <style:style style:name="P32" style:parent-style-name="Standard" style:family="paragraph">
      <style:paragraph-properties fo:margin-left="0.1972in">
        <style:tab-stops/>
      </style:paragraph-properties>
    </style:style>
    <style:style style:name="T33" style:parent-style-name="DefaultParagraphFont" style:family="text">
      <style:text-properties style:language-complex="ar" style:country-complex="SA"/>
    </style:style>
    <style:style style:name="T34" style:parent-style-name="DefaultParagraphFont" style:family="text">
      <style:text-properties style:language-complex="ar" style:country-complex="SA"/>
    </style:style>
    <style:style style:name="T35" style:parent-style-name="DefaultParagraphFont" style:family="text">
      <style:text-properties style:language-complex="ar" style:country-complex="SA"/>
    </style:style>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office:automatic-styles>
  <office:body>
    <office:text text:use-soft-page-breaks="true">
      <text:p text:style-name="P1">Linux Commands General Format</text:p>
      <text:p text:style-name="Standard">(1Create a file for writing with comments inside.</text:p>
      <text:p text:style-name="Standard">(2Start writing comments.</text:p>
      <text:p text:style-name="Standard">a-/*Linux Shells A shell is a command interpreter. It is the main program used by the user to access and use the Linux operating system. When the user enters a command and hits the Return key the shell checks the command and rejects or accepts it. Accepted commands are then passed on to the Kernel part of the OS for execution and the result is displayed by the shell to the user. There are different shells on many Linux and UNIX based systems such as: sh (bourne shell) csh ( C shell) ksh (korn shell) bash (bourne again shell) To change from one shell to another simply type the name of the shell on the command line and hit Enter. Shells have many features and functions which allow them to perform their work. The following are some of those features or functionalities: Variable Substitution A shell is a program that has several variables that help the shell do its work. Many of those variables are system defined variables (usually written using upper case letters) and some may be user defined variables. Let us consider some of the system defined variables to see how the shell uses them*/.</text:p>
      <text:p text:style-name="Standard">//----------------------------</text:p>
      <text:p text:style-name="Standard">b-<text:tab/>B-<text:s/>Run the command:</text:p>
      <text:p text:style-name="Standard"><text:s/>echo PATH What did you get?_PATH____________.</text:p>
      <text:p text:style-name="Standard"><text:s/>Now run the command:<text:s/></text:p>
      <text:p text:style-name="Standard">echo $PATH What did you get?_<text:s/>consent<text:s/>to me<text:s/>path_______________.</text:p>
      <text:p text:style-name="Standard">c-To display the value of a variable you need to precede it with the ($) character. The PATH variable is used by the shell to locate commands for execution. Let us see how the shell is affected by modifying that variable. Run the following commands:<text:s/></text:p>
      <text:p text:style-name="Standard">/---------</text:p>
      <text:p text:style-name="Standard">/---------</text:p>
      <text:p text:style-name="Standard">SAVEPATH=$PATH (saves the value of PATH in variable SAVEPATH)</text:p>
      <text:p text:style-name="Standard"><text:s/>ls <text:s text:c="7"/>Did it work? No________________<text:s/></text:p>
      <text:p text:style-name="Standard">PATH=/etc ls Does it work now?_NO__________. Why?__<text:s/>Because we will not amend<text:span text:style-name="T2"><text:s/></text:span><text:span text:style-name="T3">path</text:span><text:s text:c="4"/>_____.<text:s/></text:p>
      <text:p text:style-name="Standard">Restore the original value for variable PATH.</text:p>
      <text:p text:style-name="Standard"><text:s/>Command?1-gedit /etc/profile<text:line-break/>2-gedit .profile <text:s text:c="4"/>.</text:p>
      <text:p text:style-name="Standard"/>
      <text:p text:style-name="Standard">Now try the command:<text:s/></text:p>
      <text:p text:style-name="Standard">Ls <text:s text:c="4"/>Does it work now? _yes __________________.<text:s/></text:p>
      <text:p text:style-name="Standard">You can add directories to your PATH.</text:p>
      <text:p text:style-name="Standard"><text:s/>To add the dir /etc</text:p>
      <text:p text:style-name="Standard"><text:s/>to the end of the PATH use the command:</text:p>
      <text:p text:style-name="Standard"><text:s/>PATH=$PATH:/etc Try it and then use the command:<text:s/></text:p>
      <text:p text:style-name="Standard">echo $PATH</text:p>
      <text:p text:style-name="Standard"><text:s/>Was it added as expected? _yes____________.</text:p>
      <text:p text:style-name="Standard"/>
      <text:p text:style-name="Standard">PWD and PS1 Variables:</text:p>
      <text:p text:style-name="Standard"><text:s/>Display the value of the PWD variable.<text:s/></text:p>
      <text:p text:style-name="Standard">Command?_echo $PWD<text:span text:style-name="T4"><text:s/></text:span>______.<text:s/></text:p>
      <text:p text:style-name="Standard">Change your directory to /etc. Command?_$PWD_______________.<text:s/></text:p>
      <text:p text:style-name="Standard">What is the value of PWD now?__<text:s/>home/codebind____<text:span text:style-name="T5">//</text:span><text:span text:style-name="T6">codebind name<text:s/></text:span><text:span text:style-name="T7">the device<text:s/></text:span>_______.</text:p>
      <text:p text:style-name="Standard"><text:s/>How do you think the pwd command works?__<text:s/>Works on display<text:s/>____________.</text:p>
      <text:p text:style-name="Standard"><text:s/>Now run the following command:</text:p>
      <text:p text:style-name="Standard">1-echo $SP1</text:p>
      <text:p text:style-name="Standard">2-SAVEPS1=SP1</text:p>
      <text:soft-page-break/>
      <text:p text:style-name="Standard">3-<text:s/></text:p>
      <text:p text:style-name="Standard">PS1=”hello &gt;”<text:s/></text:p>
      <text:p text:style-name="Standard">What happened to your prompt?_<text:s/>Changed<text:s/>____.<text:s/></text:p>
      <text:p text:style-name="Standard">Now run the command:<text:s/></text:p>
      <text:p text:style-name="Standard">PS1=’$PWD &gt;’<text:s/></text:p>
      <text:p text:style-name="Standard">What happened?___/homw/codebind_________________________.</text:p>
      <text:p text:style-name="Standard"/>
      <text:p text:style-name="Standard">d-<text:tab/>There are several other variables such as HOME, PS2, SHELL, MAIL and so forth. To display the variables in your shell run the command:</text:p>
      <text:p text:style-name="Standard"><text:s/>set | more<text:s/></text:p>
      <text:p text:style-name="Standard">List three more variables other than the ones mentioned above and their values:<text:s/></text:p>
      <text:list text:style-name="LFO1" text:continue-numbering="true">
        <text:list-item>
          <text:p text:style-name="P8">_CMDS___________________________________.<text:s/></text:p>
        </text:list-item>
        <text:list-item>
          <text:p text:style-name="P9"><text:s/>_<text:span text:style-name="T10"><text:s/></text:span><text:span text:style-name="T11">LINES</text:span><text:s/>____________________________.<text:s/></text:p>
        </text:list-item>
        <text:list-item>
          <text:p text:style-name="P12">_<text:span text:style-name="T13"><text:s/></text:span><text:span text:style-name="T14">HISTFILE</text:span><text:s/>________________________.</text:p>
        </text:list-item>
      </text:list>
      <text:p text:style-name="P15">Run the command:</text:p>
      <text:p text:style-name="P16"><text:s/>env | more</text:p>
      <text:p text:style-name="P17"><text:s/>Is the output the same as the set command or different? _NO______.<text:s/></text:p>
      <text:p text:style-name="P18">What is the difference between set and env? (hint: Check the man pages). __<text:s/><text:span text:style-name="T19">Programmatic data such as aliases and shell functions. To see those variables use the command: set | less (it also displays the exported environment variables) • Environment variables are everything else To see those variables use the command: env | less (it displays ONLY the environment variables).</text:span></text:p>
      <text:p text:style-name="P20"/>
      <text:p text:style-name="P21"/>
      <text:p text:style-name="Standard">e-<text:tab/>User-Defined Variables<text:s/></text:p>
      <text:p text:style-name="Standard">Users can define their own shell variables to simplify their work or store values for later use. Under your home directory ( cd ) create the following structure:</text:p>
      <text:p text:style-name="Standard"><text:s/>mkdir project<text:s/></text:p>
      <text:p text:style-name="Standard">mkdir project/myfiles</text:p>
      <text:p text:style-name="Standard"><text:s/>touch project/myfiles/firstfile<text:s/></text:p>
      <text:p text:style-name="Standard">Now create a new variable called myprojfiles as follows:<text:s/></text:p>
      <text:p text:style-name="Standard">myprojfiles=$HOME/project/myfiles<text:s/></text:p>
      <text:p text:style-name="Standard">Now you can use the new variable to manipulate your project directory.<text:s/></text:p>
      <text:p text:style-name="Standard">Try the following commands and write what each does:</text:p>
      <text:p text:style-name="Standard"><text:s/>vi $myprojfiles/firstfile<text:s/></text:p>
      <text:p text:style-name="P22"/>
      <text:p text:style-name="Standard">_____<text:s/>He created a new file and entered it<text:s/>______________________________.</text:p>
      <text:p text:style-name="Standard"><text:s/>cp /etc/passwd $myprojfiles<text:s/></text:p>
      <text:p text:style-name="P23"/>
      <text:p text:style-name="Standard">____<text:s/>It will transfer<text:s/><text:span text:style-name="T24">)</text:span>/etc/passwd<text:s/><text:span text:style-name="T25">(</text:span>to a file<text:s/>myprojfiles __________.<text:s/></text:p>
      <text:p text:style-name="Standard">touch good; mv $HOME/good $myprojfiles<text:s/></text:p>
      <text:p text:style-name="P26"/>
      <text:p text:style-name="Standard">_<text:s/>Create a new file named<text:s/><text:span text:style-name="T27"><text:s/></text:span><text:span text:style-name="T28">and<text:s/></text:span>It will transfer<text:s/>($HOME/good<text:s/><text:span text:style-name="T29">(</text:span>to a file<text:s/>myprojfiles __So it is in the file<text:s/>myprojfiles<text:s/>there are two<text:s/>1-<text:s/>etc/passwd<text:s/><text:s/>2-good_____________.<text:s/></text:p>
      <text:p text:style-name="Standard"/>
      <text:p text:style-name="Standard">f-<text:tab/>Command Substitution<text:s/></text:p>
      <text:p text:style-name="Standard">Another important shell function is command substitution where the shell substitutes commands with their results before executing the main command<text:s/></text:p>
      <text:p text:style-name="Standard"/>
      <text:soft-page-break/>
      <text:p text:style-name="Standard">Try the command:</text:p>
      <text:p text:style-name="Standard"><text:s/>date<text:s/></text:p>
      <text:p text:style-name="Standard">What is the result?_<text:s/>History<text:s/>______________________________.</text:p>
      <text:p text:style-name="Standard"><text:s/>Now try to command: echo $(date)<text:s/></text:p>
      <text:p text:style-name="Standard">What is the result?__<text:s/>History<text:s/>___________________________________.</text:p>
      <text:p text:style-name="Standard"><text:s/>The result of both commands is the same, but for different reasons. In the first case, command date is executed and the result of the command is displayed. In the second case, the shell first substitutes the result of the command date (which is indicated using the $(command) notation) and then executes the main command echo on that result. Thus, the output of the date command is used as an argument for command echo. Command substitution is very useful for saving command outputs in variables for later use.</text:p>
      <text:p text:style-name="Standard">Run the command:<text:span text:style-name="T30"><text:s/></text:span></text:p>
      <text:p text:style-name="Standard"><text:s/>grep yourusername /etc/passwd | cut -d: -f5 | cut -d_ -f1</text:p>
      <text:p text:style-name="Standard">What is the result? _<text:span text:style-name="T31">codebind,,,</text:span>___________________.<text:s/></text:p>
      <text:p text:style-name="Standard">To get that result again you need to run the same command each time. You can save the result of that command in a variable for later use using command substitution as follows: firstname=$(grep yourusername /etc/passwd | cut -d: -f5 | cut -d_ -f1) Now you can use the variable firstname whenever you need it. This is especially useful in shell scripts. You can run the following command for example: echo how are you doing $firstname? The notation $(command) is common to many shells, but not all. The csh shell does not use that notation. There is another older notation which is understood by most if not all shells. Instead of $(command) the notation used is `command` (The single quote used here is the one below the ESC key on the keyboard). Try the new notation to get your last name and save it in a variable called lastname. Command:_lastname=hlhwly_________<text:s/>echo how are you doing $firstname lastname? _________________________________________.</text:p>
      <text:p text:style-name="Standard"/>
      <text:p text:style-name="Standard"/>
      <text:p text:style-name="Standard"/>
      <text:p text:style-name="Standard"/>
      <text:p text:style-name="Standard">g-<text:tab/>Aliasing</text:p>
      <text:p text:style-name="Standard"><text:s/>Another function of the shell is aliasing which is basically used to give new simple names to complicated or long commands. For example:</text:p>
      <text:p text:style-name="Standard"><text:s/>alias dir=”ls -ali”<text:s/></text:p>
      <text:p text:style-name="Standard">dir<text:s/></text:p>
      <text:p text:style-name="Standard">The new alias dir will now behave exactly as “ls –ali” when executed.</text:p>
      <text:p text:style-name="Standard">To display the aliases you already have on your system, run the command:</text:p>
      <text:p text:style-name="Standard"><text:s/>Alias</text:p>
      <text:p text:style-name="Standard"><text:s/>List three aliases that you have and their values: 1- __alias l=’ls –CF’________________________________.</text:p>
      <text:p text:style-name="Standard"><text:s/>2- _______<text:s/>alias l=’ls -A’_________________________________.</text:p>
      <text:p text:style-name="P32">3-__<text:s/>alias l=’ls -alF __________________________________.</text:p>
      <text:p text:style-name="Standard"/>
      <text:p text:style-name="Standard"/>
      <text:p text:style-name="Standard"/>
      <text:p text:style-name="Standard"/>
      <text:p text:style-name="Standard"/>
      <text:p text:style-name="Standard"/>
      <text:p text:style-name="Standard"/>
      <text:p text:style-name="Standard">h-<text:tab/>Command Line Editing<text:s/></text:p>
      <text:soft-page-break/>
      <text:p text:style-name="Standard">The commands you enter on the command line are stored by the shell in a history file called .bash_history under the bash shell. To use or modify commands you executed earlier you can use the arrow keys. The up and down keys are used to get commands and the left and right arrows are used to move and modify a command if needed. Rename (use the mv command) the file .bash_history to .save_history</text:p>
      <text:p text:style-name="Standard">Command: _mv .<text:s/>bash_history <text:s/>save_history __.<text:s/></text:p>
      <text:p text:style-name="Standard">Exit from the system and log back in. Check the commands stored in<text:s/></text:p>
      <text:p text:style-name="Standard">bash_history. What did you find? Why? __________The exact sequence depends on the type of shell session being started. There are two kinds: • Login Shell Session: This is one in which we are prompted for our username and password. This happens when we start a virtual console session, for example. • Non-login Shell Session: This typically occurs when we launch a terminal session in the GUI.__________________________.</text:p>
      <text:p text:style-name="Standard"><text:s/>What can you do to restore all your previous commands? __mv save_history <text:s/>bash_history _____________________________________________.<text:s/></text:p>
      <text:p text:style-name="Standard"><text:span text:style-name="T33">-------------------------</text:span><text:s/><text:span text:style-name="T34">Deleted by Dr. Ahmed</text:span><text:span text:style-name="T35">---------------------------------------------</text:span></text:p>
      <text:list text:style-name="LFO2" text:continue-numbering="true">
        <text:list-item>
          <text:p text:style-name="P36">Making changes permanent<text:s/></text:p>
        </text:list-item>
        <text:list-item>
          <text:p text:style-name="P37">Many of the changes mentioned above such as creating new variables, changing existing variables, or creating aliases will disappear after exiting and logging back into the system. To make those changes permanent, they need to be added to your environment file ( .bash_profile ). Be very careful when modifying this file and always copy it first before making modifications. Copy the file .bash_profile to file .save_bash_profile Command:_less .profile __2-cp .profile save_profile ____.<text:s/></text:p>
        </text:list-item>
        <text:list-item>
          <text:p text:style-name="P38">Add the following to the end of your .bash_profile file: 1- Add the . (current directory) to your PATH variable 2- Add a variable called myproj with the name of a project directory under your home directory. Save the file and quit. Exit the system and then log back in. Check to see if the changes still exist on the system. Do they? ___________________.</text:p>
        </text:list-item>
      </text:list>
      <text:p text:style-name="Standard"/>
      <text:p text:style-name="Standard"/>
      <text:p text:style-name="Standard"/>
      <text:p text:style-name="Standard"/>
      <text:p text:style-name="Standard"/>
      <text:p text:style-name="Standard">3) Exit to save all lab work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Nirmala UI" svg:font-family="Nirmala UI" style:font-family-generic="swiss" style:font-pitch="variable" svg:panose-1="2 11 5 2 4 2 4 2 2 3"/>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Abo khalid</meta:initial-creator>
    <dc:creator>Mohammad Abo khalid</dc:creator>
    <meta:creation-date>2020-10-16T20:53:00Z</meta:creation-date>
    <dc:date>2020-10-16T20:53:00Z</dc:date>
    <meta:template xlink:href="Normal" xlink:type="simple"/>
    <meta:editing-cycles>2</meta:editing-cycles>
    <meta:editing-duration>PT0S</meta:editing-duration>
    <meta:document-statistic meta:page-count="4" meta:paragraph-count="18" meta:word-count="1361" meta:character-count="9102" meta:row-count="64" meta:non-whitespace-character-count="7759"/>
  </office:meta>
</office:document-meta>
</file>